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unito" svg:font-family="Nunito,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rsid="00088c25" officeooo:paragraph-rsid="00088c25" style:font-size-asian="14pt" style:font-weight-asian="bold" style:font-size-complex="14pt" style:font-weight-complex="bold"/>
    </style:style>
    <style:style style:name="P2" style:family="paragraph" style:parent-style-name="Standard">
      <style:text-properties fo:font-size="14pt" fo:font-weight="bold" officeooo:rsid="000a53be" officeooo:paragraph-rsid="000a53be" style:font-size-asian="14pt" style:font-weight-asian="bold" style:font-size-complex="14pt" style:font-weight-complex="bold"/>
    </style:style>
    <style:style style:name="P3" style:family="paragraph" style:parent-style-name="Standard">
      <style:text-properties fo:font-size="12pt" fo:font-weight="normal" officeooo:rsid="00088c25" officeooo:paragraph-rsid="00088c25" style:font-size-asian="10.5pt" style:font-weight-asian="normal" style:font-size-complex="12pt" style:font-weight-complex="normal"/>
    </style:style>
    <style:style style:name="P4" style:family="paragraph" style:parent-style-name="Standard" style:list-style-name="L1">
      <style:text-properties fo:font-size="12pt" fo:font-weight="normal" officeooo:rsid="00088c25" officeooo:paragraph-rsid="00088c25" style:font-size-asian="10.5pt" style:font-weight-asian="normal" style:font-size-complex="12pt" style:font-weight-complex="normal"/>
    </style:style>
    <style:style style:name="P5" style:family="paragraph" style:parent-style-name="Standard">
      <style:text-properties fo:font-size="12pt" fo:font-weight="normal" officeooo:rsid="000a53be" officeooo:paragraph-rsid="000a53be" style:font-size-asian="10.5pt" style:font-weight-asian="normal" style:font-size-complex="12pt" style:font-weight-complex="normal"/>
    </style:style>
    <style:style style:name="P6" style:family="paragraph" style:parent-style-name="Standard">
      <style:text-properties fo:font-size="12pt" fo:font-weight="normal" officeooo:rsid="000a53be" officeooo:paragraph-rsid="000aebee" style:font-size-asian="10.5pt" style:font-weight-asian="normal" style:font-size-complex="12pt" style:font-weight-complex="normal"/>
    </style:style>
    <style:style style:name="P7" style:family="paragraph" style:parent-style-name="Standard">
      <style:text-properties fo:font-size="12pt" fo:font-weight="normal" officeooo:rsid="000a53be" officeooo:paragraph-rsid="000b42e0" style:font-size-asian="10.5pt" style:font-weight-asian="normal" style:font-size-complex="12pt" style:font-weight-complex="normal"/>
    </style:style>
    <style:style style:name="P8" style:family="paragraph" style:parent-style-name="Standard">
      <style:text-properties fo:font-size="12pt" fo:font-weight="normal" officeooo:rsid="000b42e0" officeooo:paragraph-rsid="000b42e0" style:font-size-asian="10.5pt" style:font-weight-asian="normal" style:font-size-complex="12pt" style:font-weight-complex="normal"/>
    </style:style>
    <style:style style:name="P9" style:family="paragraph" style:parent-style-name="Standard">
      <style:text-properties fo:font-size="12pt" fo:font-weight="normal" officeooo:rsid="000b42e0" officeooo:paragraph-rsid="000bf944"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aebee" style:font-weight-asian="bold" style:font-weight-complex="bold"/>
    </style:style>
    <style:style style:name="T3" style:family="text">
      <style:text-properties fo:font-weight="bold" officeooo:rsid="000b42e0" style:font-weight-asian="bold" style:font-weight-complex="bold"/>
    </style:style>
    <style:style style:name="T4" style:family="text">
      <style:text-properties officeooo:rsid="000aebee"/>
    </style:style>
    <style:style style:name="T5" style:family="text">
      <style:text-properties officeooo:rsid="000b42e0"/>
    </style:style>
    <style:style style:name="T6" style:family="text">
      <style:text-properties fo:font-size="14pt" fo:font-weight="bold" officeooo:rsid="000b42e0" style:font-size-asian="14pt" style:font-weight-asian="bold" style:font-size-complex="14pt" style:font-weight-complex="bold"/>
    </style:style>
    <style:style style:name="T7" style:family="text">
      <style:text-properties officeooo:rsid="000bf94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nexion du capteur avec l’ESP32 :</text:p>
      <text:p text:style-name="P1"/>
      <text:p text:style-name="P3">la connexion du capteur de température avec l’ESP32 été de la façon suivante :</text:p>
      <text:p text:style-name="P3"/>
      <text:list xml:id="list6532271839513017851" text:style-name="L1">
        <text:list-item>
          <text:p text:style-name="P4">brancher les trois fils du capteur dans le port du <text:span text:style-name="T1">ADAPTATEUR </text:span></text:p>
        </text:list-item>
        <text:list-item>
          <text:p text:style-name="P4">le fil noir de l’adaptateur connecte sur le port <text:span text:style-name="T1">GND</text:span> de ESP32</text:p>
        </text:list-item>
        <text:list-item>
          <text:p text:style-name="P4">le fil rouge de l’adaptateur connecte sur le port <text:span text:style-name="T1">3V3 </text:span>de ESP32</text:p>
        </text:list-item>
        <text:list-item>
          <text:p text:style-name="P4">le fil vert de l’adaptateur connecte sur le port <text:span text:style-name="T1">D2 </text:span>de ESP32</text:p>
          <text:p text:style-name="P4"/>
        </text:list-item>
      </text:list>
      <text:p text:style-name="P5">ps : on n’a pas besoin d’une résistance car elle est intégrer dans l’<text:span text:style-name="T1">ADAPTATEUR</text:span> </text:p>
      <text:p text:style-name="P5"/>
      <text:p text:style-name="P2">Récupération de la température :</text:p>
      <text:p text:style-name="P5"/>
      <text:p text:style-name="P5">une fois l’ESP32 est allumer le capteur se d’éclanche automatiquement et commence a envoyer les données a la carte</text:p>
      <text:p text:style-name="P5"/>
      <text:p text:style-name="P2">Traitement des données :</text:p>
      <text:p text:style-name="P2"/>
      <text:p text:style-name="P6"><text:span text:style-name="T4">La plupart des capteurs de température numériques utilisent le protocole </text:span><text:span text:style-name="T2">OneWire</text:span><text:span text:style-name="T4"> pour communiquer avec les microcontrôleurs</text:span><text:span text:style-name="T2">, </text:span><text:span text:style-name="T4">c’est pour cela on a utilisés</text:span><text:span text:style-name="T2"> </text:span><text:span text:style-name="T4">la bibliothèque </text:span><text:span text:style-name="T2">OneWire</text:span></text:p>
      <text:p text:style-name="P6"/>
      <text:p text:style-name="P7">sur la carte on a défini une fonction <text:span text:style-name="T1">getTemp()</text:span> qui reçoit la données envoyer par le capteur et converti cette dernière en utilisant <text:span text:style-name="T5">un convertisseur prédéfinit « </text:span><text:span text:style-name="T3">write(0x44,1)</text:span><text:span text:style-name="T5"> »</text:span></text:p>
      <text:p text:style-name="P7"/>
      <text:p text:style-name="P7"><text:span text:style-name="T6">l’Envoi des données :</text:span><text:span text:style-name="T5"> <text:s/></text:span></text:p>
      <text:p text:style-name="P6"/>
      <text:p text:style-name="P8">Le fonctionnement normal du BLEUTOOTH est qu'un périphérique annonce son nom comme une balise. Ce nom peut être vu par n'importe qui et est utilisé pour identifier le périphérique. Ensuite, l'appareil peut créer divers services qui sont vus par d'autres lorsqu'ils se connectent à lui. Ces services peuvent avoir différents flux de données.</text:p>
      <text:p text:style-name="P8"/>
      <text:p text:style-name="P9">La manière dont on envoie <text:span text:style-name="T7">l</text:span>es données sans créer de services est en utilisant une technique similaire au protocole WiFi appelé Beacon Stuffing. en incluant les données à envoyer dans le nom même de la balise. </text:p>
      <text:p text:style-name="P9">Cela nous a permet de publier des données sans que d'autres périphériques soient obligés de se connecter à la balise.</text:p>
      <text:p text:style-name="P6"><text:s text:c="2"/></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unito" svg:font-family="Nunito,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23:48:30.480071090</meta:creation-date>
    <dc:date>2019-05-01T00:39:19.087119971</dc:date>
    <meta:editing-duration>PT6M47S</meta:editing-duration>
    <meta:editing-cycles>1</meta:editing-cycles>
    <meta:document-statistic meta:table-count="0" meta:image-count="0" meta:object-count="0" meta:page-count="1" meta:paragraph-count="18" meta:word-count="281" meta:character-count="1660" meta:non-whitespace-character-count="1393"/>
    <meta:generator>LibreOffice/5.1.6.2$Linux_X86_64 LibreOffice_project/10m0$Build-2</meta:generator>
  </office:meta>
</office:document-meta>
</file>